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office:value-type="string" calcext:value-type="string">
            <text:p>XX: 87, YY: 48</text:p>
          </table:table-cell>
          <table:table-cell office:value-type="string" calcext:value-type="string">
            <text:p>XX: 49, YY: 133</text:p>
          </table:table-cell>
          <table:table-cell office:value-type="string" calcext:value-type="string">
            <text:p>XX: 195, YY: 111</text:p>
          </table:table-cell>
          <table:table-cell office:value-type="string" calcext:value-type="string">
            <text:p>XX: 35, YY: 74</text:p>
          </table:table-cell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ercentage</text:p>
          </table:table-cell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office:value-type="string" calcext:value-type="string">
            <text:p>XX: 0.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0:42:08.610526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4.2.8.2$Linux_X86_64 LibreOffice_project/420m0$Build-2</meta:generator>
    <dc:date>2016-05-11T21:50:33.699356346</dc:date>
    <meta:editing-duration>PT4M29S</meta:editing-duration>
    <meta:editing-cycles>5</meta:editing-cycles>
    <dc:creator>Mansi Goel</dc:creator>
    <meta:document-statistic meta:table-count="1" meta:cell-count="30" meta:object-count="0"/>
  </office:meta>
</office:document-meta>
</file>